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22cm" fo:min-width="6.237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168cm" fo:min-width="6.18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objectwithoutfill">
      <style:graphic-properties svg:stroke-width="0.152cm" svg:stroke-color="#000000" draw:marker-start-width="0.432cm" draw:marker-end="Arrowheads_20_1" draw:marker-end-width="0.533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525cm" svg:height="3.492cm" svg:x="10.525cm" svg:y="1.957cm">
          <text:p text:style-name="P1">Social Justice</text:p>
          <text:p text:style-name="P1">Economic Opportunity</text:p>
          <text:p text:style-name="P1">Income Equa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525cm" svg:height="3.492cm" svg:x="1.617cm" svg:y="9.26cm">
          <text:p text:style-name="P1">Overall Economic</text:p>
          <text:p text:style-name="P1">Growth and Efficienc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525cm" svg:height="3.492cm" svg:x="19.397cm" svg:y="9.26cm">
          <text:p text:style-name="P1">Environmental Prot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985cm" svg:height="1.27cm" svg:x="3.852cm" svg:y="6.267cm">
          <draw:text-box>
            <text:p text:style-name="P1">the property conflict</text:p>
          </draw:text-box>
        </draw:frame>
        <draw:frame draw:style-name="gr3" draw:text-style-name="P3" draw:layer="layout" svg:width="6.985cm" svg:height="1.673cm" svg:x="19.637cm" svg:y="6.367cm">
          <draw:text-box>
            <text:p text:style-name="P1">the development conflict</text:p>
          </draw:text-box>
        </draw:frame>
        <draw:frame draw:style-name="gr3" draw:text-style-name="P3" draw:layer="layout" svg:width="6.985cm" svg:height="1.27cm" svg:x="11.895cm" svg:y="11.47cm">
          <draw:text-box>
            <text:p text:style-name="P1">the resource conflict</text:p>
          </draw:text-box>
        </draw:frame>
        <draw:frame draw:style-name="gr4" draw:text-style-name="P4" draw:layer="layout" svg:width="8.89cm" svg:height="2.384cm" svg:x="10.842cm" svg:y="7.637cm">
          <draw:text-box>
            <text:p text:style-name="P1">“green, profitable, and fair” (sustainable development</text:p>
          </draw:text-box>
        </draw:frame>
        <draw:line draw:style-name="gr5" draw:text-style-name="P2" draw:layer="layout" svg:x1="8.937cm" svg:y1="8.942cm" svg:x2="10.207cm" svg:y2="7.355cm">
          <text:p/>
        </draw:line>
        <draw:line draw:style-name="gr5" draw:text-style-name="P2" draw:layer="layout" svg:x1="11.795cm" svg:y1="5.45cm" svg:x2="10.525cm" svg:y2="7.037cm">
          <text:p/>
        </draw:line>
        <draw:line draw:style-name="gr5" draw:text-style-name="P2" draw:layer="layout" svg:x1="21.955cm" svg:y1="8.942cm" svg:x2="20.685cm" svg:y2="7.355cm">
          <text:p/>
        </draw:line>
        <draw:line draw:style-name="gr5" draw:text-style-name="P2" draw:layer="layout" svg:x1="19.097cm" svg:y1="5.45cm" svg:x2="20.367cm" svg:y2="7.037cm">
          <text:p/>
        </draw:line>
        <draw:g>
          <draw:line draw:style-name="gr5" draw:text-style-name="P2" draw:layer="layout" svg:x1="11.636cm" svg:y1="11.165cm" svg:x2="15.128cm" svg:y2="11.165cm">
            <text:p/>
          </draw:line>
          <draw:line draw:style-name="gr5" draw:text-style-name="P2" draw:layer="layout" svg:x1="18.938cm" svg:y1="11.165cm" svg:x2="15.446cm" svg:y2="11.16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1T20:43:34.197016823</meta:creation-date>
    <dc:date>2021-06-21T20:51:42.858193700</dc:date>
    <meta:editing-duration>PT8M8S</meta:editing-duration>
    <meta:editing-cycles>2</meta:editing-cycles>
    <meta:generator>LibreOffice/7.1.3.2$Linux_X86_64 LibreOffice_project/10$Build-2</meta:generator>
    <meta:document-statistic meta:object-count="14"/>
  </office:meta>
</office:document-meta>
</file>